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54.65pt" svg:height="482.63pt" svg:x="471.4pt" svg:y="3pt">
            <loext:p draw:notify-on-update-of-ranges="Sheet1.A1:Sheet1.A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142005" calcext:value-type="float">
            <text:p>0.142005</text:p>
          </table:table-cell>
        </table:table-row>
        <table:table-row table:style-name="ro1">
          <table:table-cell office:value-type="float" office:value="0.142492" calcext:value-type="float">
            <text:p>0.142492</text:p>
          </table:table-cell>
        </table:table-row>
        <table:table-row table:style-name="ro1">
          <table:table-cell office:value-type="float" office:value="0.143931" calcext:value-type="float">
            <text:p>0.143931</text:p>
          </table:table-cell>
        </table:table-row>
        <table:table-row table:style-name="ro1">
          <table:table-cell office:value-type="float" office:value="0.146262" calcext:value-type="float">
            <text:p>0.146262</text:p>
          </table:table-cell>
        </table:table-row>
        <table:table-row table:style-name="ro1">
          <table:table-cell office:value-type="float" office:value="0.149385" calcext:value-type="float">
            <text:p>0.149385</text:p>
          </table:table-cell>
        </table:table-row>
        <table:table-row table:style-name="ro1">
          <table:table-cell office:value-type="float" office:value="0.153171" calcext:value-type="float">
            <text:p>0.153171</text:p>
          </table:table-cell>
        </table:table-row>
        <table:table-row table:style-name="ro1">
          <table:table-cell office:value-type="float" office:value="0.157464" calcext:value-type="float">
            <text:p>0.157464</text:p>
          </table:table-cell>
        </table:table-row>
        <table:table-row table:style-name="ro1">
          <table:table-cell office:value-type="float" office:value="0.16209" calcext:value-type="float">
            <text:p>0.16209</text:p>
          </table:table-cell>
        </table:table-row>
        <table:table-row table:style-name="ro1">
          <table:table-cell office:value-type="float" office:value="0.166868" calcext:value-type="float">
            <text:p>0.166868</text:p>
          </table:table-cell>
        </table:table-row>
        <table:table-row table:style-name="ro1">
          <table:table-cell office:value-type="float" office:value="0.171613" calcext:value-type="float">
            <text:p>0.171613</text:p>
          </table:table-cell>
        </table:table-row>
        <table:table-row table:style-name="ro1">
          <table:table-cell office:value-type="float" office:value="0.176144" calcext:value-type="float">
            <text:p>0.176144</text:p>
          </table:table-cell>
        </table:table-row>
        <table:table-row table:style-name="ro1">
          <table:table-cell office:value-type="float" office:value="0.180294" calcext:value-type="float">
            <text:p>0.180294</text:p>
          </table:table-cell>
        </table:table-row>
        <table:table-row table:style-name="ro1">
          <table:table-cell office:value-type="float" office:value="0.183911" calcext:value-type="float">
            <text:p>0.183911</text:p>
          </table:table-cell>
        </table:table-row>
        <table:table-row table:style-name="ro1">
          <table:table-cell office:value-type="float" office:value="0.186865" calcext:value-type="float">
            <text:p>0.186865</text:p>
          </table:table-cell>
        </table:table-row>
        <table:table-row table:style-name="ro1">
          <table:table-cell office:value-type="float" office:value="0.189053" calcext:value-type="float">
            <text:p>0.189053</text:p>
          </table:table-cell>
        </table:table-row>
        <table:table-row table:style-name="ro1">
          <table:table-cell office:value-type="float" office:value="0.190396" calcext:value-type="float">
            <text:p>0.190396</text:p>
          </table:table-cell>
        </table:table-row>
        <table:table-row table:style-name="ro1">
          <table:table-cell office:value-type="float" office:value="0.19085" calcext:value-type="float">
            <text:p>0.19085</text:p>
          </table:table-cell>
        </table:table-row>
        <table:table-row table:style-name="ro1">
          <table:table-cell office:value-type="float" office:value="0.190397" calcext:value-type="float">
            <text:p>0.190397</text:p>
          </table:table-cell>
        </table:table-row>
        <table:table-row table:style-name="ro1">
          <table:table-cell office:value-type="float" office:value="0.189053" calcext:value-type="float">
            <text:p>0.189053</text:p>
          </table:table-cell>
        </table:table-row>
        <table:table-row table:style-name="ro1">
          <table:table-cell office:value-type="float" office:value="0.186865" calcext:value-type="float">
            <text:p>0.186865</text:p>
          </table:table-cell>
        </table:table-row>
        <table:table-row table:style-name="ro1">
          <table:table-cell office:value-type="float" office:value="0.183911" calcext:value-type="float">
            <text:p>0.183911</text:p>
          </table:table-cell>
        </table:table-row>
        <table:table-row table:style-name="ro1">
          <table:table-cell office:value-type="float" office:value="0.180294" calcext:value-type="float">
            <text:p>0.180294</text:p>
          </table:table-cell>
        </table:table-row>
        <table:table-row table:style-name="ro1">
          <table:table-cell office:value-type="float" office:value="0.176144" calcext:value-type="float">
            <text:p>0.176144</text:p>
          </table:table-cell>
        </table:table-row>
        <table:table-row table:style-name="ro1">
          <table:table-cell office:value-type="float" office:value="0.171613" calcext:value-type="float">
            <text:p>0.171613</text:p>
          </table:table-cell>
        </table:table-row>
        <table:table-row table:style-name="ro1">
          <table:table-cell office:value-type="float" office:value="0.166868" calcext:value-type="float">
            <text:p>0.166868</text:p>
          </table:table-cell>
        </table:table-row>
        <table:table-row table:style-name="ro1">
          <table:table-cell office:value-type="float" office:value="0.162091" calcext:value-type="float">
            <text:p>0.162091</text:p>
          </table:table-cell>
        </table:table-row>
        <table:table-row table:style-name="ro1">
          <table:table-cell office:value-type="float" office:value="0.157464" calcext:value-type="float">
            <text:p>0.157464</text:p>
          </table:table-cell>
        </table:table-row>
        <table:table-row table:style-name="ro1">
          <table:table-cell office:value-type="float" office:value="0.153171" calcext:value-type="float">
            <text:p>0.153171</text:p>
          </table:table-cell>
        </table:table-row>
        <table:table-row table:style-name="ro1">
          <table:table-cell office:value-type="float" office:value="0.149385" calcext:value-type="float">
            <text:p>0.149385</text:p>
          </table:table-cell>
        </table:table-row>
        <table:table-row table:style-name="ro1">
          <table:table-cell office:value-type="float" office:value="0.146262" calcext:value-type="float">
            <text:p>0.146262</text:p>
          </table:table-cell>
        </table:table-row>
        <table:table-row table:style-name="ro1">
          <table:table-cell office:value-type="float" office:value="0.143931" calcext:value-type="float">
            <text:p>0.143931</text:p>
          </table:table-cell>
        </table:table-row>
        <table:table-row table:style-name="ro1">
          <table:table-cell office:value-type="float" office:value="0.142492" calcext:value-type="float">
            <text:p>0.142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2:39:21.117101755</meta:creation-date>
    <dc:date>2017-11-11T22:40:50.374891196</dc:date>
    <meta:editing-duration>PT1M29S</meta:editing-duration>
    <meta:editing-cycles>1</meta:editing-cycles>
    <meta:document-statistic meta:table-count="1" meta:cell-count="3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51cm" svg:height="17.027cm" xlink:href=".." xlink:type="simple" chart:class="chart:line" chart:style-name="ch1">
        <chart:legend chart:legend-position="end" svg:x="27.914cm" svg:y="8.214cm" style:legend-expansion="high" chart:style-name="ch2"/>
        <chart:plot-area chart:style-name="ch3" table:cell-range-address="Sheet1.A1:Sheet1.A32" svg:x="0.603cm" svg:y="0.34cm" svg:width="26.708cm" svg:height="16.347cm">
          <chartooo:coordinate-region svg:x="1.515cm" svg:y="0.539cm" svg:width="25.609cm" svg:height="15.5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32" chart:class="chart:line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005">
                <text:p>0.142005</text:p>
                <draw:g>
                  <svg:desc>Sheet1.A1:Sheet1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2492">
                <text:p>0.142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3931">
                <text:p>0.143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262">
                <text:p>0.146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9385">
                <text:p>0.149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3171">
                <text:p>0.153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7464">
                <text:p>0.157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09">
                <text:p>0.16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868">
                <text:p>0.166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1613">
                <text:p>0.171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6144">
                <text:p>0.176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0294">
                <text:p>0.180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3911">
                <text:p>0.183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865">
                <text:p>0.1868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9053">
                <text:p>0.189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0396">
                <text:p>0.190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085">
                <text:p>0.19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0397">
                <text:p>0.190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9053">
                <text:p>0.189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6865">
                <text:p>0.186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3911">
                <text:p>0.183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0294">
                <text:p>0.180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6144">
                <text:p>0.176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1613">
                <text:p>0.1716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6868">
                <text:p>0.166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2091">
                <text:p>0.162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7464">
                <text:p>0.157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3171">
                <text:p>0.153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9385">
                <text:p>0.149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6262">
                <text:p>0.146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3931">
                <text:p>0.1439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2492">
                <text:p>0.142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